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4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64509090909" calcext:value-type="float">
            <text:p>4.08764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201942857143" calcext:value-type="float">
            <text:p>4.29201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54855172414" calcext:value-type="float">
            <text:p>4.34954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74510344828" calcext:value-type="float">
            <text:p>4.35874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9808" calcext:value-type="float">
            <text:p>4.2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5856" calcext:value-type="float">
            <text:p>4.12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70482758621" calcext:value-type="float">
            <text:p>3.86570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216" calcext:value-type="float">
            <text:p>3.8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32903225806" calcext:value-type="float">
            <text:p>3.8493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52275862069" calcext:value-type="float">
            <text:p>3.98552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53935483871" calcext:value-type="float">
            <text:p>3.983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25367741936" calcext:value-type="float">
            <text:p>3.959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8992" calcext:value-type="float">
            <text:p>4.04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94993548387" calcext:value-type="float">
            <text:p>4.0239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4204" calcext:value-type="float">
            <text:p>3.922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13367741936" calcext:value-type="float">
            <text:p>4.1421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83019354839" calcext:value-type="float">
            <text:p>4.0368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3648" calcext:value-type="float">
            <text:p>3.78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58051612903" calcext:value-type="float">
            <text:p>3.5385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6224" calcext:value-type="float">
            <text:p>3.50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3904516129" calcext:value-type="float">
            <text:p>2.632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26914285714" calcext:value-type="float">
            <text:p>3.0242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72774193548" calcext:value-type="float">
            <text:p>2.9467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94980645161" calcext:value-type="float">
            <text:p>2.5849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6752" calcext:value-type="float">
            <text:p>2.63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652593548387" calcext:value-type="float">
            <text:p>2.5365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124" calcext:value-type="float">
            <text:p>2.64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562348387097" calcext:value-type="float">
            <text:p>2.6656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54503225806" calcext:value-type="float">
            <text:p>2.5295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5408" calcext:value-type="float">
            <text:p>2.39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19329032258" calcext:value-type="float">
            <text:p>2.5911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3824" calcext:value-type="float">
            <text:p>2.6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9464516129" calcext:value-type="float">
            <text:p>2.5089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29342857143" calcext:value-type="float">
            <text:p>2.6742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684090322581" calcext:value-type="float">
            <text:p>2.6968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143587096774" calcext:value-type="float">
            <text:p>2.811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35352" calcext:value-type="float">
            <text:p>2.78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53290322581" calcext:value-type="float">
            <text:p>2.645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53612" calcext:value-type="float">
            <text:p>2.91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29703225806" calcext:value-type="float">
            <text:p>2.8312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94167741935" calcext:value-type="float">
            <text:p>2.9869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2792" calcext:value-type="float">
            <text:p>2.7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42012903226" calcext:value-type="float">
            <text:p>2.5134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3728" calcext:value-type="float">
            <text:p>2.57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25961290323" calcext:value-type="float">
            <text:p>2.7162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13114285714" calcext:value-type="float">
            <text:p>2.68213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860584615385" calcext:value-type="float">
            <text:p>2.67860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28387096774" calcext:value-type="float">
            <text:p>2.738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56165517241" calcext:value-type="float">
            <text:p>2.85156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001883870968" calcext:value-type="float">
            <text:p>2.830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30424" calcext:value-type="float">
            <text:p>2.80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30425806452" calcext:value-type="float">
            <text:p>3.024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29703225806" calcext:value-type="float">
            <text:p>2.8312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276" calcext:value-type="float">
            <text:p>2.71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39703225806" calcext:value-type="float">
            <text:p>2.4883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0472" calcext:value-type="float">
            <text:p>2.56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499303225806" calcext:value-type="float">
            <text:p>2.6849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24110344828" calcext:value-type="float">
            <text:p>2.61224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15664516129" calcext:value-type="float">
            <text:p>2.728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67664516129" calcext:value-type="float">
            <text:p>2.6976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2432" calcext:value-type="float">
            <text:p>2.8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37612903226" calcext:value-type="float">
            <text:p>2.9233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7896" calcext:value-type="float">
            <text:p>2.9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98967741935" calcext:value-type="float">
            <text:p>2.9899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84980645161" calcext:value-type="float">
            <text:p>2.9278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5884" calcext:value-type="float">
            <text:p>2.726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06167741936" calcext:value-type="float">
            <text:p>2.8040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3184" calcext:value-type="float">
            <text:p>2.8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49238709677" calcext:value-type="float">
            <text:p>2.9194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85771428571" calcext:value-type="float">
            <text:p>2.8348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66012903226" calcext:value-type="float">
            <text:p>2.9096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50488888889" calcext:value-type="float">
            <text:p>3.00950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46692307692" calcext:value-type="float">
            <text:p>3.03246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51377777778" calcext:value-type="float">
            <text:p>3.06651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06369230769" calcext:value-type="float">
            <text:p>3.03006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86666666667" calcext:value-type="float">
            <text:p>3.0818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72888888889" calcext:value-type="float">
            <text:p>2.89672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665938461538" calcext:value-type="float">
            <text:p>2.696659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943911111111" calcext:value-type="float">
            <text:p>3.01943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17333333333" calcext:value-type="float">
            <text:p>2.9531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37" calcext:value-type="float">
            <text:p>2.96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607" calcext:value-type="float">
            <text:p>2.951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022096434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9702" calcext:value-type="float">
            <text:p>2.949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6" meta:object-count="0"/>
    <meta:user-defined meta:name="AppVersion">3.0</meta:user-defined>
  </office:meta>
</office:document-meta>
</file>